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svg:font-family="Lato, 'Helvetica Neue', Helvetica,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005b00b" officeooo:paragraph-rsid="0005b00b"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fa354" officeooo:paragraph-rsid="000fa354" style:font-weight-asian="normal" style:font-weight-complex="normal"/>
    </style:style>
    <style:style style:name="P3" style:family="paragraph" style:parent-style-name="Standard">
      <style:text-properties style:text-underline-style="solid" style:text-underline-width="auto" style:text-underline-color="font-color" fo:font-weight="normal" officeooo:rsid="00123f59" officeooo:paragraph-rsid="00123f59"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18e655" officeooo:paragraph-rsid="0018e655"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1a09d7" officeooo:paragraph-rsid="001a09d7"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1fef54" officeooo:paragraph-rsid="001fef54"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25a41b" officeooo:paragraph-rsid="0025a41b" style:font-weight-asian="normal" style:font-weight-complex="normal"/>
    </style:style>
    <style:style style:name="P8" style:family="paragraph" style:parent-style-name="Standard">
      <style:text-properties style:text-underline-style="solid" style:text-underline-width="auto" style:text-underline-color="font-color" officeooo:rsid="00305cee" officeooo:paragraph-rsid="00305cee"/>
    </style:style>
    <style:style style:name="P9" style:family="paragraph" style:parent-style-name="Standard">
      <style:text-properties style:text-underline-style="none" fo:font-weight="normal" officeooo:rsid="0005b00b" officeooo:paragraph-rsid="0005b00b" style:font-weight-asian="normal" style:font-weight-complex="normal"/>
    </style:style>
    <style:style style:name="P10" style:family="paragraph" style:parent-style-name="Standard">
      <style:text-properties style:text-underline-style="none" fo:font-weight="normal" officeooo:rsid="00070e59" officeooo:paragraph-rsid="00070e59" style:font-weight-asian="normal" style:font-weight-complex="normal"/>
    </style:style>
    <style:style style:name="P11" style:family="paragraph" style:parent-style-name="Standard">
      <style:text-properties style:text-underline-style="none" fo:font-weight="normal" officeooo:rsid="0007eb7a" officeooo:paragraph-rsid="0007eb7a" style:font-weight-asian="normal" style:font-weight-complex="normal"/>
    </style:style>
    <style:style style:name="P12" style:family="paragraph" style:parent-style-name="Standard">
      <style:text-properties style:text-underline-style="none" fo:font-weight="normal" officeooo:rsid="000c1b8a" officeooo:paragraph-rsid="000c1b8a" style:font-weight-asian="normal" style:font-weight-complex="normal"/>
    </style:style>
    <style:style style:name="P13" style:family="paragraph" style:parent-style-name="Standard">
      <style:text-properties style:text-underline-style="none" fo:font-weight="normal" officeooo:rsid="000eedef" officeooo:paragraph-rsid="000eedef" style:font-weight-asian="normal" style:font-weight-complex="normal"/>
    </style:style>
    <style:style style:name="P14" style:family="paragraph" style:parent-style-name="Standard">
      <style:text-properties style:text-underline-style="none" fo:font-weight="normal" officeooo:rsid="000fa354" officeooo:paragraph-rsid="000fa354" style:font-weight-asian="normal" style:font-weight-complex="normal"/>
    </style:style>
    <style:style style:name="P15" style:family="paragraph" style:parent-style-name="Standard">
      <style:text-properties style:text-underline-style="none" fo:font-weight="normal" officeooo:rsid="00111647" officeooo:paragraph-rsid="00111647" style:font-weight-asian="normal" style:font-weight-complex="normal"/>
    </style:style>
    <style:style style:name="P16" style:family="paragraph" style:parent-style-name="Standard">
      <style:text-properties style:text-underline-style="none" fo:font-weight="normal" officeooo:rsid="00118623" officeooo:paragraph-rsid="00118623" style:font-weight-asian="normal" style:font-weight-complex="normal"/>
    </style:style>
    <style:style style:name="P17" style:family="paragraph" style:parent-style-name="Standard">
      <style:text-properties style:text-underline-style="none" fo:font-weight="normal" officeooo:rsid="00157797" officeooo:paragraph-rsid="00157797" style:font-weight-asian="normal" style:font-weight-complex="normal"/>
    </style:style>
    <style:style style:name="P18" style:family="paragraph" style:parent-style-name="Standard">
      <style:text-properties style:text-underline-style="none" fo:font-weight="normal" officeooo:rsid="00192d20" officeooo:paragraph-rsid="00192d20" style:font-weight-asian="normal" style:font-weight-complex="normal"/>
    </style:style>
    <style:style style:name="P19" style:family="paragraph" style:parent-style-name="Standard">
      <style:text-properties style:text-underline-style="none" fo:font-weight="normal" officeooo:rsid="00199849" officeooo:paragraph-rsid="00199849" style:font-weight-asian="normal" style:font-weight-complex="normal"/>
    </style:style>
    <style:style style:name="P20" style:family="paragraph" style:parent-style-name="Standard">
      <style:text-properties style:text-underline-style="none" fo:font-weight="normal" officeooo:rsid="001a8994" officeooo:paragraph-rsid="001a8994" style:font-weight-asian="normal" style:font-weight-complex="normal"/>
    </style:style>
    <style:style style:name="P21" style:family="paragraph" style:parent-style-name="Standard">
      <style:text-properties style:text-underline-style="none" fo:font-weight="normal" officeooo:rsid="0020f5ec" officeooo:paragraph-rsid="0020f5ec" style:font-weight-asian="normal" style:font-weight-complex="normal"/>
    </style:style>
    <style:style style:name="P22" style:family="paragraph" style:parent-style-name="Standard">
      <style:text-properties style:text-underline-style="none" fo:font-weight="normal" officeooo:rsid="0025d281" officeooo:paragraph-rsid="0027ae34" style:font-weight-asian="normal" style:font-weight-complex="normal"/>
    </style:style>
    <style:style style:name="P23" style:family="paragraph" style:parent-style-name="Standard">
      <style:text-properties style:text-underline-style="none" officeooo:rsid="003233b5" officeooo:paragraph-rsid="003233b5"/>
    </style:style>
    <style:style style:name="P24" style:family="paragraph" style:parent-style-name="Standard">
      <style:text-properties style:text-underline-style="none" officeooo:rsid="0038365a" officeooo:paragraph-rsid="003ad015"/>
    </style:style>
    <style:style style:name="P25" style:family="paragraph" style:parent-style-name="Standard">
      <style:text-properties officeooo:rsid="002998db" officeooo:paragraph-rsid="002d4f58"/>
    </style:style>
    <style:style style:name="P26" style:family="paragraph" style:parent-style-name="Standard" style:list-style-name="L1">
      <style:text-properties style:text-underline-style="none" fo:font-weight="normal" officeooo:rsid="000fa354" officeooo:paragraph-rsid="000fa354" style:font-weight-asian="normal" style:font-weight-complex="normal"/>
    </style:style>
    <style:style style:name="P27" style:family="paragraph" style:parent-style-name="Standard">
      <style:text-properties style:text-underline-style="none" fo:font-weight="normal" officeooo:rsid="0026cd8f" officeooo:paragraph-rsid="0027ae34" style:font-weight-asian="normal" style:font-weight-complex="normal"/>
    </style:style>
    <style:style style:name="P28" style:family="paragraph" style:parent-style-name="Standard" style:list-style-name="L2">
      <style:text-properties style:text-underline-style="none" fo:font-weight="normal" officeooo:rsid="0026cd8f" officeooo:paragraph-rsid="0027ae34" style:font-weight-asian="normal" style:font-weight-complex="normal"/>
    </style:style>
    <style:style style:name="P29" style:family="paragraph" style:parent-style-name="Standard" style:list-style-name="L2">
      <style:text-properties style:text-underline-style="none" fo:font-weight="normal" officeooo:rsid="0027ae34" officeooo:paragraph-rsid="0027ae34" style:font-weight-asian="normal" style:font-weight-complex="normal"/>
    </style:style>
    <style:style style:name="P30" style:family="paragraph" style:parent-style-name="Standard">
      <style:text-properties style:text-underline-style="none" fo:font-weight="normal" officeooo:rsid="0027ae34" officeooo:paragraph-rsid="0027ae34" style:font-weight-asian="normal" style:font-weight-complex="normal"/>
    </style:style>
    <style:style style:name="P31" style:family="paragraph" style:parent-style-name="Standard">
      <style:text-properties style:text-underline-style="none" fo:font-weight="normal" officeooo:rsid="002c35eb" officeooo:paragraph-rsid="002d4f58" style:font-weight-asian="normal" style:font-weight-complex="normal"/>
    </style:style>
    <style:style style:name="P32" style:family="paragraph" style:parent-style-name="Standard">
      <style:text-properties style:text-underline-style="none" fo:font-weight="normal" officeooo:rsid="002d4f58" officeooo:paragraph-rsid="002d4f58" style:font-weight-asian="normal" style:font-weight-complex="normal"/>
    </style:style>
    <style:style style:name="P33" style:family="paragraph" style:parent-style-name="Standard">
      <style:text-properties style:text-underline-style="none" fo:font-weight="normal" officeooo:rsid="00305cee" officeooo:paragraph-rsid="00305cee" style:font-weight-asian="normal" style:font-weight-complex="normal"/>
    </style:style>
    <style:style style:name="P34" style:family="paragraph" style:parent-style-name="Standard">
      <style:text-properties style:text-underline-style="none" fo:font-weight="normal" officeooo:rsid="0036d3c9" officeooo:paragraph-rsid="003233b5" style:font-weight-asian="normal" style:font-weight-complex="normal"/>
    </style:style>
    <style:style style:name="P35" style:family="paragraph" style:parent-style-name="Standard">
      <style:text-properties style:text-underline-style="none" fo:font-weight="normal" officeooo:rsid="003a0040" officeooo:paragraph-rsid="003ad015" style:font-weight-asian="normal" style:font-weight-complex="normal"/>
    </style:style>
    <style:style style:name="P36" style:family="paragraph" style:parent-style-name="Standard">
      <style:text-properties style:text-underline-style="none" fo:font-weight="normal" officeooo:rsid="0020f5ec" officeooo:paragraph-rsid="0020f5ec" style:font-weight-asian="normal" style:font-weight-complex="normal"/>
    </style:style>
    <style:style style:name="P37" style:family="paragraph" style:parent-style-name="Standard">
      <style:text-properties style:text-underline-style="none" fo:font-weight="normal" officeooo:rsid="003dff75" officeooo:paragraph-rsid="003dff75" style:font-weight-asian="normal" style:font-weight-complex="normal"/>
    </style:style>
    <style:style style:name="P38" style:family="paragraph" style:parent-style-name="Standard">
      <style:text-properties style:text-underline-style="none" fo:font-weight="normal" officeooo:rsid="00157797" officeooo:paragraph-rsid="00157797" style:font-weight-asian="normal" style:font-weight-complex="normal"/>
    </style:style>
    <style:style style:name="P39" style:family="paragraph" style:parent-style-name="Standard">
      <style:text-properties style:text-underline-style="none" officeooo:rsid="0038365a" officeooo:paragraph-rsid="003ad015"/>
    </style:style>
    <style:style style:name="P40" style:family="paragraph" style:parent-style-name="Standard">
      <style:text-properties style:text-underline-style="none" officeooo:rsid="00419d4b" officeooo:paragraph-rsid="00419d4b"/>
    </style:style>
    <style:style style:name="P41" style:family="paragraph" style:parent-style-name="Standard">
      <style:text-properties style:text-underline-style="none" officeooo:rsid="0043f368" officeooo:paragraph-rsid="0043f368"/>
    </style:style>
    <style:style style:name="P42" style:family="paragraph" style:parent-style-name="Standard">
      <style:text-properties style:text-underline-style="none" officeooo:rsid="0046ffa7" officeooo:paragraph-rsid="0046ffa7"/>
    </style:style>
    <style:style style:name="P43" style:family="paragraph" style:parent-style-name="Standard">
      <style:text-properties style:text-underline-style="none" officeooo:rsid="004b3a8a" officeooo:paragraph-rsid="004b3a8a"/>
    </style:style>
    <style:style style:name="P44" style:family="paragraph" style:parent-style-name="Standard" style:list-style-name="L3">
      <style:text-properties style:text-underline-style="none" officeooo:rsid="004b3a8a" officeooo:paragraph-rsid="004b3a8a"/>
    </style:style>
    <style:style style:name="P45" style:family="paragraph" style:parent-style-name="Standard" style:list-style-name="L3">
      <style:text-properties style:text-underline-style="none" officeooo:rsid="004b52c7" officeooo:paragraph-rsid="004b52c7"/>
    </style:style>
    <style:style style:name="P46" style:family="paragraph" style:parent-style-name="Standard" style:list-style-name="L3">
      <style:text-properties style:text-underline-style="none" officeooo:rsid="004d2122" officeooo:paragraph-rsid="004d2122"/>
    </style:style>
    <style:style style:name="P47" style:family="paragraph" style:parent-style-name="Standard">
      <style:text-properties style:text-underline-style="none" officeooo:rsid="004d2122" officeooo:paragraph-rsid="004d2122"/>
    </style:style>
    <style:style style:name="P48" style:family="paragraph" style:parent-style-name="Standard">
      <style:text-properties style:text-underline-style="none" officeooo:rsid="0050e594" officeooo:paragraph-rsid="0050e594"/>
    </style:style>
    <style:style style:name="P49" style:family="paragraph" style:parent-style-name="Standard">
      <style:text-properties style:text-underline-style="none" officeooo:rsid="00568a55" officeooo:paragraph-rsid="00568a55"/>
    </style:style>
    <style:style style:name="P50" style:family="paragraph" style:parent-style-name="Standard">
      <style:text-properties style:text-underline-style="none" officeooo:rsid="0059c504" officeooo:paragraph-rsid="0059c504"/>
    </style:style>
    <style:style style:name="P51" style:family="paragraph" style:parent-style-name="Standard">
      <style:text-properties style:text-underline-style="none" officeooo:rsid="005dc111" officeooo:paragraph-rsid="005dc111"/>
    </style:style>
    <style:style style:name="P52" style:family="paragraph" style:parent-style-name="Standard">
      <style:text-properties style:text-underline-style="none" officeooo:rsid="0063b475" officeooo:paragraph-rsid="0063b475"/>
    </style:style>
    <style:style style:name="P53" style:family="paragraph" style:parent-style-name="Standard">
      <style:text-properties style:text-underline-style="none" officeooo:rsid="0065e11e" officeooo:paragraph-rsid="0065e11e"/>
    </style:style>
    <style:style style:name="P54" style:family="paragraph" style:parent-style-name="Standard">
      <style:text-properties style:text-underline-style="none" officeooo:rsid="006818fc" officeooo:paragraph-rsid="006818fc"/>
    </style:style>
    <style:style style:name="P55" style:family="paragraph" style:parent-style-name="Standard">
      <style:text-properties style:text-underline-style="none" officeooo:rsid="006c21c6" officeooo:paragraph-rsid="006c21c6"/>
    </style:style>
    <style:style style:name="P56" style:family="paragraph" style:parent-style-name="Standard" style:list-style-name="L4">
      <style:text-properties style:text-underline-style="none" officeooo:rsid="006c21c6" officeooo:paragraph-rsid="006c21c6"/>
    </style:style>
    <style:style style:name="P57" style:family="paragraph" style:parent-style-name="Standard">
      <style:text-properties style:text-underline-style="none" officeooo:rsid="006db4f7" officeooo:paragraph-rsid="006db4f7"/>
    </style:style>
    <style:style style:name="P58" style:family="paragraph" style:parent-style-name="Standard">
      <style:text-properties style:text-underline-style="none" officeooo:rsid="006ee530" officeooo:paragraph-rsid="006ee530"/>
    </style:style>
    <style:style style:name="P59" style:family="paragraph" style:parent-style-name="Standard" style:list-style-name="L5">
      <style:text-properties style:text-underline-style="none" officeooo:rsid="006ee530" officeooo:paragraph-rsid="006ee530"/>
    </style:style>
    <style:style style:name="P60" style:family="paragraph" style:parent-style-name="Standard" style:list-style-name="L5">
      <style:text-properties style:text-underline-style="none" officeooo:rsid="00708104" officeooo:paragraph-rsid="00708104"/>
    </style:style>
    <style:style style:name="P61" style:family="paragraph" style:parent-style-name="Standard" style:list-style-name="L5">
      <style:text-properties style:text-underline-style="none" officeooo:rsid="0070e438" officeooo:paragraph-rsid="0070e438"/>
    </style:style>
    <style:style style:name="P62" style:family="paragraph" style:parent-style-name="Standard" style:list-style-name="L5">
      <style:text-properties style:text-underline-style="none" officeooo:rsid="00727bc3" officeooo:paragraph-rsid="00727bc3"/>
    </style:style>
    <style:style style:name="P63" style:family="paragraph" style:parent-style-name="Standard">
      <style:text-properties style:text-underline-style="none" officeooo:rsid="00727bc3" officeooo:paragraph-rsid="00727bc3"/>
    </style:style>
    <style:style style:name="P64" style:family="paragraph" style:parent-style-name="Standard">
      <style:text-properties style:text-underline-style="none" officeooo:rsid="00737e51" officeooo:paragraph-rsid="00737e51"/>
    </style:style>
    <style:style style:name="P65" style:family="paragraph" style:parent-style-name="Standard">
      <style:text-properties style:text-underline-style="none" officeooo:rsid="0077d653" officeooo:paragraph-rsid="0077d653"/>
    </style:style>
    <style:style style:name="P66" style:family="paragraph" style:parent-style-name="Standard">
      <style:text-properties style:text-underline-style="none" officeooo:rsid="007eb1ed" officeooo:paragraph-rsid="007eb1ed"/>
    </style:style>
    <style:style style:name="P67" style:family="paragraph" style:parent-style-name="Standard" style:list-style-name="L7">
      <style:text-properties style:text-underline-style="none" officeooo:rsid="00851fc2" officeooo:paragraph-rsid="00851fc2"/>
    </style:style>
    <style:style style:name="P68" style:family="paragraph" style:parent-style-name="Standard" style:list-style-name="L7">
      <style:text-properties style:text-underline-style="none" officeooo:rsid="0085a1d3" officeooo:paragraph-rsid="0085a1d3"/>
    </style:style>
    <style:style style:name="P69" style:family="paragraph" style:parent-style-name="Standard" style:list-style-name="L7">
      <style:text-properties style:text-underline-style="none" officeooo:rsid="00872070" officeooo:paragraph-rsid="00872070"/>
    </style:style>
    <style:style style:name="P70" style:family="paragraph" style:parent-style-name="Standard">
      <style:text-properties style:text-underline-style="none" officeooo:rsid="00872070" officeooo:paragraph-rsid="00872070"/>
    </style:style>
    <style:style style:name="P71" style:family="paragraph" style:parent-style-name="Standard">
      <style:text-properties style:text-underline-style="none" officeooo:rsid="00881092" officeooo:paragraph-rsid="00881092"/>
    </style:style>
    <style:style style:name="P72" style:family="paragraph" style:parent-style-name="Standard">
      <style:text-properties style:text-underline-style="none" officeooo:rsid="008e380d" officeooo:paragraph-rsid="008e380d"/>
    </style:style>
    <style:style style:name="P73" style:family="paragraph" style:parent-style-name="Standard" style:list-style-name="L2">
      <style:text-properties officeooo:rsid="0027ae34" officeooo:paragraph-rsid="0027ae34"/>
    </style:style>
    <style:style style:name="P74" style:family="paragraph" style:parent-style-name="Standard">
      <style:text-properties style:text-underline-style="solid" style:text-underline-width="auto" style:text-underline-color="font-color" fo:font-weight="normal" officeooo:rsid="00305cee" officeooo:paragraph-rsid="00305cee" style:font-weight-asian="normal" style:font-weight-complex="normal"/>
    </style:style>
    <style:style style:name="P75" style:family="paragraph" style:parent-style-name="Standard">
      <style:paragraph-properties fo:break-before="page"/>
      <style:text-properties style:text-underline-style="solid" style:text-underline-width="auto" style:text-underline-color="font-color" fo:font-weight="normal" officeooo:rsid="00311568" officeooo:paragraph-rsid="00311568"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311568" officeooo:paragraph-rsid="00311568" style:font-weight-asian="normal" style:font-weight-complex="normal"/>
    </style:style>
    <style:style style:name="P77" style:family="paragraph" style:parent-style-name="Standard">
      <style:text-properties style:text-underline-style="solid" style:text-underline-width="auto" style:text-underline-color="font-color" officeooo:rsid="003dff75" officeooo:paragraph-rsid="003dff75"/>
    </style:style>
    <style:style style:name="P78" style:family="paragraph" style:parent-style-name="Standard">
      <style:text-properties style:text-underline-style="solid" style:text-underline-width="auto" style:text-underline-color="font-color" officeooo:rsid="0043f368" officeooo:paragraph-rsid="003dff75"/>
    </style:style>
    <style:style style:name="P79" style:family="paragraph" style:parent-style-name="Standard">
      <style:text-properties style:text-underline-style="solid" style:text-underline-width="auto" style:text-underline-color="font-color" officeooo:rsid="00455c56" officeooo:paragraph-rsid="00455c56"/>
    </style:style>
    <style:style style:name="P80" style:family="paragraph" style:parent-style-name="Standard">
      <style:text-properties style:text-underline-style="solid" style:text-underline-width="auto" style:text-underline-color="font-color" officeooo:rsid="004f6444" officeooo:paragraph-rsid="004f6444"/>
    </style:style>
    <style:style style:name="P81" style:family="paragraph" style:parent-style-name="Standard">
      <style:text-properties style:text-underline-style="solid" style:text-underline-width="auto" style:text-underline-color="font-color" officeooo:rsid="00631bec" officeooo:paragraph-rsid="00631bec"/>
    </style:style>
    <style:style style:name="P82" style:family="paragraph" style:parent-style-name="Standard">
      <style:text-properties style:text-underline-style="solid" style:text-underline-width="auto" style:text-underline-color="font-color" officeooo:rsid="0063b475" officeooo:paragraph-rsid="0063b475"/>
    </style:style>
    <style:style style:name="P83" style:family="paragraph" style:parent-style-name="Standard">
      <style:text-properties style:text-underline-style="solid" style:text-underline-width="auto" style:text-underline-color="font-color" officeooo:rsid="006818fc" officeooo:paragraph-rsid="006818fc"/>
    </style:style>
    <style:style style:name="P84" style:family="paragraph" style:parent-style-name="Standard">
      <style:text-properties style:text-underline-style="solid" style:text-underline-width="auto" style:text-underline-color="font-color" officeooo:rsid="006c21c6" officeooo:paragraph-rsid="006c21c6"/>
    </style:style>
    <style:style style:name="P85" style:family="paragraph" style:parent-style-name="Standard">
      <style:text-properties style:text-underline-style="solid" style:text-underline-width="auto" style:text-underline-color="font-color" officeooo:rsid="00812b09" officeooo:paragraph-rsid="00812b09"/>
    </style:style>
    <style:style style:name="P86" style:family="paragraph" style:parent-style-name="Standard">
      <style:text-properties style:text-underline-style="solid" style:text-underline-width="auto" style:text-underline-color="font-color" officeooo:rsid="00851fc2" officeooo:paragraph-rsid="00851fc2"/>
    </style:style>
    <style:style style:name="T1" style:family="text">
      <style:text-properties officeooo:rsid="0006977d"/>
    </style:style>
    <style:style style:name="T2" style:family="text">
      <style:text-properties officeooo:rsid="000afc85"/>
    </style:style>
    <style:style style:name="T3" style:family="text">
      <style:text-properties officeooo:rsid="000d72a0"/>
    </style:style>
    <style:style style:name="T4" style:family="text">
      <style:text-properties officeooo:rsid="000e1574"/>
    </style:style>
    <style:style style:name="T5" style:family="text">
      <style:text-properties officeooo:rsid="00172126"/>
    </style:style>
    <style:style style:name="T6" style:family="text">
      <style:text-properties officeooo:rsid="001bf708"/>
    </style:style>
    <style:style style:name="T7" style:family="text">
      <style:text-properties officeooo:rsid="001d66ba"/>
    </style:style>
    <style:style style:name="T8" style:family="text">
      <style:text-properties officeooo:rsid="001f6378"/>
    </style:style>
    <style:style style:name="T9" style:family="text">
      <style:text-properties officeooo:rsid="002242dc"/>
    </style:style>
    <style:style style:name="T10" style:family="text">
      <style:text-properties officeooo:rsid="002384af"/>
    </style:style>
    <style:style style:name="T11" style:family="text">
      <style:text-properties officeooo:rsid="00249435"/>
    </style:style>
    <style:style style:name="T12" style:family="text">
      <style:text-properties officeooo:rsid="00254ea7"/>
    </style:style>
    <style:style style:name="T13" style:family="text">
      <style:text-properties officeooo:rsid="0026cd8f"/>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26cd8f" style:font-weight-asian="normal" style:font-weight-complex="normal"/>
    </style:style>
    <style:style style:name="T16" style:family="text">
      <style:text-properties style:text-underline-style="none" fo:font-weight="normal" officeooo:rsid="002a8b16" style:font-weight-asian="normal" style:font-weight-complex="normal"/>
    </style:style>
    <style:style style:name="T17" style:family="text">
      <style:text-properties style:text-underline-style="none" fo:font-weight="normal" officeooo:rsid="002c35eb"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2d4f58" style:font-weight-asian="normal" style:font-weight-complex="normal"/>
    </style:style>
    <style:style style:name="T20" style:family="text">
      <style:text-properties fo:font-weight="normal" officeooo:rsid="00330670" style:font-weight-asian="normal" style:font-weight-complex="normal"/>
    </style:style>
    <style:style style:name="T21" style:family="text">
      <style:text-properties fo:font-weight="normal" officeooo:rsid="0034e1f8" style:font-weight-asian="normal" style:font-weight-complex="normal"/>
    </style:style>
    <style:style style:name="T22" style:family="text">
      <style:text-properties fo:font-weight="normal" officeooo:rsid="0036d3c9" style:font-weight-asian="normal" style:font-weight-complex="normal"/>
    </style:style>
    <style:style style:name="T23" style:family="text">
      <style:text-properties fo:font-weight="normal" officeooo:rsid="0039139f" style:font-weight-asian="normal" style:font-weight-complex="normal"/>
    </style:style>
    <style:style style:name="T24" style:family="text">
      <style:text-properties fo:font-weight="normal" officeooo:rsid="003a0040" style:font-weight-asian="normal" style:font-weight-complex="normal"/>
    </style:style>
    <style:style style:name="T25" style:family="text">
      <style:text-properties fo:font-weight="normal" officeooo:rsid="003ad015" style:font-weight-asian="normal" style:font-weight-complex="normal"/>
    </style:style>
    <style:style style:name="T26" style:family="text">
      <style:text-properties fo:font-weight="normal" officeooo:rsid="003c76b6" style:font-weight-asian="normal" style:font-weight-complex="normal"/>
    </style:style>
    <style:style style:name="T27" style:family="text">
      <style:text-properties fo:font-weight="normal" officeooo:rsid="00422486" style:font-weight-asian="normal" style:font-weight-complex="normal"/>
    </style:style>
    <style:style style:name="T28" style:family="text">
      <style:text-properties fo:font-weight="normal" officeooo:rsid="00426d70" style:font-weight-asian="normal" style:font-weight-complex="normal"/>
    </style:style>
    <style:style style:name="T29" style:family="text">
      <style:text-properties fo:font-weight="normal" officeooo:rsid="004853ef" style:font-weight-asian="normal" style:font-weight-complex="normal"/>
    </style:style>
    <style:style style:name="T30" style:family="text">
      <style:text-properties fo:font-weight="normal" officeooo:rsid="0049e90e" style:font-weight-asian="normal" style:font-weight-complex="normal"/>
    </style:style>
    <style:style style:name="T31" style:family="text">
      <style:text-properties fo:font-weight="normal" officeooo:rsid="00524f32" style:font-weight-asian="normal" style:font-weight-complex="normal"/>
    </style:style>
    <style:style style:name="T32" style:family="text">
      <style:text-properties fo:font-weight="normal" officeooo:rsid="00535cfb" style:font-weight-asian="normal" style:font-weight-complex="normal"/>
    </style:style>
    <style:style style:name="T33" style:family="text">
      <style:text-properties fo:font-weight="normal" officeooo:rsid="005372f6" style:font-weight-asian="normal" style:font-weight-complex="normal"/>
    </style:style>
    <style:style style:name="T34" style:family="text">
      <style:text-properties fo:font-weight="normal" officeooo:rsid="0054aeae" style:font-weight-asian="normal" style:font-weight-complex="normal"/>
    </style:style>
    <style:style style:name="T35" style:family="text">
      <style:text-properties fo:font-weight="normal" officeooo:rsid="005862be" style:font-weight-asian="normal" style:font-weight-complex="normal"/>
    </style:style>
    <style:style style:name="T36" style:family="text">
      <style:text-properties fo:font-weight="normal" officeooo:rsid="0058d0e8" style:font-weight-asian="normal" style:font-weight-complex="normal"/>
    </style:style>
    <style:style style:name="T37" style:family="text">
      <style:text-properties fo:font-weight="normal" officeooo:rsid="0059c504" style:font-weight-asian="normal" style:font-weight-complex="normal"/>
    </style:style>
    <style:style style:name="T38" style:family="text">
      <style:text-properties fo:font-weight="normal" officeooo:rsid="005a97b2" style:font-weight-asian="normal" style:font-weight-complex="normal"/>
    </style:style>
    <style:style style:name="T39" style:family="text">
      <style:text-properties fo:font-weight="normal" officeooo:rsid="005d8503" style:font-weight-asian="normal" style:font-weight-complex="normal"/>
    </style:style>
    <style:style style:name="T40" style:family="text">
      <style:text-properties fo:font-weight="normal" officeooo:rsid="005f4ac9" style:font-weight-asian="normal" style:font-weight-complex="normal"/>
    </style:style>
    <style:style style:name="T41" style:family="text">
      <style:text-properties fo:font-weight="normal" officeooo:rsid="005f79e4" style:font-weight-asian="normal" style:font-weight-complex="normal"/>
    </style:style>
    <style:style style:name="T42" style:family="text">
      <style:text-properties fo:font-weight="normal" officeooo:rsid="006443af" style:font-weight-asian="normal" style:font-weight-complex="normal"/>
    </style:style>
    <style:style style:name="T43" style:family="text">
      <style:text-properties fo:font-weight="normal" officeooo:rsid="006edc5d" style:font-weight-asian="normal" style:font-weight-complex="normal"/>
    </style:style>
    <style:style style:name="T44" style:family="text">
      <style:text-properties fo:font-weight="normal" officeooo:rsid="00740fa0" style:font-weight-asian="normal" style:font-weight-complex="normal"/>
    </style:style>
    <style:style style:name="T45" style:family="text">
      <style:text-properties fo:font-weight="normal" officeooo:rsid="0075cff0" style:font-weight-asian="normal" style:font-weight-complex="normal"/>
    </style:style>
    <style:style style:name="T46" style:family="text">
      <style:text-properties fo:font-weight="normal" officeooo:rsid="0076ecfa" style:font-weight-asian="normal" style:font-weight-complex="normal"/>
    </style:style>
    <style:style style:name="T47" style:family="text">
      <style:text-properties fo:font-weight="normal" officeooo:rsid="007787c0" style:font-weight-asian="normal" style:font-weight-complex="normal"/>
    </style:style>
    <style:style style:name="T48" style:family="text">
      <style:text-properties fo:font-weight="normal" officeooo:rsid="00792286" style:font-weight-asian="normal" style:font-weight-complex="normal"/>
    </style:style>
    <style:style style:name="T49" style:family="text">
      <style:text-properties fo:font-weight="normal" officeooo:rsid="007b1a65" style:font-weight-asian="normal" style:font-weight-complex="normal"/>
    </style:style>
    <style:style style:name="T50" style:family="text">
      <style:text-properties fo:font-weight="normal" officeooo:rsid="007c977d" style:font-weight-asian="normal" style:font-weight-complex="normal"/>
    </style:style>
    <style:style style:name="T51" style:family="text">
      <style:text-properties fo:font-weight="normal" officeooo:rsid="007fc11a" style:font-weight-asian="normal" style:font-weight-complex="normal"/>
    </style:style>
    <style:style style:name="T52" style:family="text">
      <style:text-properties fo:font-weight="normal" officeooo:rsid="00870210" style:font-weight-asian="normal" style:font-weight-complex="normal"/>
    </style:style>
    <style:style style:name="T53" style:family="text">
      <style:text-properties fo:font-weight="normal" officeooo:rsid="00878490" style:font-weight-asian="normal" style:font-weight-complex="normal"/>
    </style:style>
    <style:style style:name="T54" style:family="text">
      <style:text-properties fo:font-weight="normal" officeooo:rsid="0089d154" style:font-weight-asian="normal" style:font-weight-complex="normal"/>
    </style:style>
    <style:style style:name="T55" style:family="text">
      <style:text-properties fo:font-weight="normal" officeooo:rsid="008a40da" style:font-weight-asian="normal" style:font-weight-complex="normal"/>
    </style:style>
    <style:style style:name="T56" style:family="text">
      <style:text-properties fo:font-weight="normal" officeooo:rsid="008bf4ec" style:font-weight-asian="normal" style:font-weight-complex="normal"/>
    </style:style>
    <style:style style:name="T57" style:family="text">
      <style:text-properties fo:font-weight="normal" officeooo:rsid="008ef78e"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ker</text:p>
      <text:p text:style-name="P1"/>
      <text:p text:style-name="P9">Docker uses a client server architecture model. The “server” is in fact a daemon process running in the background which is not tied to a terminal, thus we interact using the client <text:span text:style-name="T1">connecting to the </text:span>port <text:span text:style-name="T1">the daemon process is running on</text:span>.</text:p>
      <text:p text:style-name="P9"/>
      <text:p text:style-name="P15">Docker containers contain the program, the dependencies etc. and allow us to run our program on most operating systems , due to everything the program needs is already packaged with it.</text:p>
      <text:p text:style-name="P9"/>
      <text:p text:style-name="P10">Running docker commands, we are sending commands to the docker daemon.</text:p>
      <text:p text:style-name="P10"/>
      <text:p text:style-name="P11">Containers are different to virtual machines, Rather than a superficial virtual hardware using the hypervisor, containers use the real hardware and use the kernel of the current machine and resources. <text:span text:style-name="T2">The process is just “contained” when running in memory.</text:span></text:p>
      <text:p text:style-name="P11"/>
      <text:p text:style-name="P12">Docker manages these containers using control groups. For example if you have 3 containers in memory, and one suddenly starts taking up all the memory, and thus rending the computer useless, then that’s a problem, thus control groups allow us to control the containers memory <text:span text:style-name="T3">and resource</text:span> consumption through various <text:span text:style-name="T3">ways</text:span> and makes sure this doesn’t happen. <text:span text:style-name="T4">Thus putting limitations on our processes.</text:span></text:p>
      <text:p text:style-name="P12"/>
      <text:p text:style-name="P13">Furthermore in order to keep containers have a relatively small foot print, is by using a custom file system called UnionFS. This advantages of using this file system is that it resulted in being able to decrease the footprint size of the containers , and it works like the code integration tool git, we just push and merge our changes into the base image of the docker container, and the container only needs to know about the past changes etc.</text:p>
      <text:p text:style-name="P13"/>
      <text:p text:style-name="P2">Summary</text:p>
      <text:p text:style-name="P2"/>
      <text:list text:style-name="L1">
        <text:list-item>
          <text:p text:style-name="P26">Docker has a client server model design</text:p>
        </text:list-item>
        <text:list-item>
          <text:p text:style-name="P26">Linux kernel features used in containers:</text:p>
          <text:list>
            <text:list-item>
              <text:p text:style-name="P26">Namespaces;Cgroups(control groups) and UnionFS</text:p>
            </text:list-item>
          </text:list>
        </text:list-item>
      </text:list>
      <text:p text:style-name="P14"/>
      <text:p text:style-name="P14"/>
      <text:p text:style-name="P14"/>
      <text:p text:style-name="P16">Docker has it’s own repository of program images, that we download when creating a container, for example deciding to run a ubuntu container, then If it’s not already on my system, then the docker container image will be downloaded to my machine, having everything it needs to co-exist in the native operating system and being self contained and encapsulated somewhat so we can control it, as per the benefit of containers.</text:p>
      <text:p text:style-name="P16"/>
      <text:p text:style-name="P3">Images vs Containers</text:p>
      <text:p text:style-name="P3"/>
      <text:p text:style-name="P17">Images are the templates used for making containers, containers being the running process, the image being what is used to compile the program. <text:span text:style-name="T5">Images are self contained images, and thus containers are an instance of the images.</text:span></text:p>
      <text:p text:style-name="P17"/>
      <text:p text:style-name="P37">Docker ps -a</text:p>
      <text:p text:style-name="P37">Docker images</text:p>
      <text:p text:style-name="P17"/>
      <text:p text:style-name="P4">DockerFile</text:p>
      <text:p text:style-name="P4"/>
      <text:p text:style-name="P18"><text:soft-page-break/>We can use dockerfiles to build images with the aid of the dockerFile. Which we instruct which should be built upon the image.</text:p>
      <text:p text:style-name="P18"/>
      <text:p text:style-name="P19">In order to create images from containers, we will need to commit the container to a new image.</text:p>
      <text:p text:style-name="P19"/>
      <text:p text:style-name="P19"/>
      <text:p text:style-name="P5">Port mapping</text:p>
      <text:p text:style-name="P5"/>
      <text:p text:style-name="P20">Can use docker to bind a port on the host to a docker container, thus as opposed to just the expose command to expose a port, it doesn’t really change anything on the host, <text:span text:style-name="T6">Which is beneficial when running web app containers for example or one which requires networking. </text:span><text:span text:style-name="T7">Using the -p command when running the container we just need to specify the port to bind to. </text:span><text:span text:style-name="T8">Otherwise rather than specify <text:s/>docker will try and bind a port dynamically.</text:span></text:p>
      <text:p text:style-name="P20"/>
      <text:p text:style-name="P6">Networking</text:p>
      <text:p text:style-name="P6"/>
      <text:p text:style-name="P21">docker network command is what allows us to use networking. <text:span text:style-name="T9">With networks there are bridge,host,null in docker network groups. </text:span><text:span text:style-name="T10">We can use the network flag to specify what network we want the container to run on, for example running on the host network or another created network. </text:span><text:span text:style-name="T11">Bridge allows us to connect to the outside world outside of the container, and the host, whatever ports we open in the container are bounded to the host. </text:span><text:span text:style-name="T12">Null is no network interface.</text:span></text:p>
      <text:p text:style-name="P21"/>
      <text:p text:style-name="P37">Docker network</text:p>
      <text:p text:style-name="P21"/>
      <text:p text:style-name="P7">Persistent storage volumes</text:p>
      <text:p text:style-name="P7"/>
      <text:p text:style-name="P22">We need data storage. And in a container we need a writeable layer. However we still need to deal with persistent storage, which we can do with volumes. For example mounting blockes of memory from the host onto the container, thus when the container ends, changes made are saved to the mounted host data. <text:span text:style-name="T13">Thus we use volumes. </text:span></text:p>
      <text:p text:style-name="P22"/>
      <text:p text:style-name="P27">Has uses cases such as:</text:p>
      <text:list text:style-name="L2">
        <text:list-item>
          <text:p text:style-name="P28">sharing data among multiple running containers, When the docker host is not guarented to have a given file structure, </text:p>
        </text:list-item>
        <text:list-item>
          <text:p text:style-name="P28">volumes help you decouple the configuration of the docker host from the container run time.</text:p>
        </text:list-item>
        <text:list-item>
          <text:p text:style-name="P73"><text:span text:style-name="T15">U</text:span><text:span text:style-name="T14">seful when you want to store container data on a remote host or cloud provider,rather than locally</text:span></text:p>
        </text:list-item>
        <text:list-item>
          <text:p text:style-name="P29">When backing up, migrating containers we can stop the containers from using the volume, and back everything up to the volume prior, and then attach it to the new container.</text:p>
        </text:list-item>
      </text:list>
      <text:p text:style-name="P30"/>
      <text:p text:style-name="P25"><text:span text:style-name="T14">So we can mount a directory to a container to run </text:span><text:span text:style-name="T16">and in the container we need to specify where we want to mount this directory on the host. </text:span><text:span text:style-name="T17">It’s similar to mounting a usb to a directory for example. </text:span></text:p>
      <text:p text:style-name="P31"/>
      <text:p text:style-name="P32">There is also tmpfs, which creates a memory construct instead, However unlike volumes they are not persistent.</text:p>
      <text:p text:style-name="P32"/>
      <text:p text:style-name="P37">Docker volume</text:p>
      <text:p text:style-name="P32"/>
      <text:p text:style-name="P8"><text:span text:style-name="T19">S</text:span><text:span text:style-name="T18">ummary</text:span></text:p>
      <text:p text:style-name="P74"/>
      <text:p text:style-name="P33"/>
      <text:p text:style-name="P75">Docker Compose</text:p>
      <text:p text:style-name="P76"/>
      <text:p text:style-name="P23"><text:span text:style-name="T18">Setting up and tearing down an environment of containers to test. </text:span><text:span text:style-name="T20">Similiar to using dockerFiles, Docker compose is better than running a list of docker commands manually. </text:span><text:span text:style-name="T21">And used to manage a cluster of containers. </text:span><text:span text:style-name="T22">Multi-container environment.</text:span></text:p>
      <text:p text:style-name="P34"/>
      <text:p text:style-name="P24"><text:span text:style-name="T22">R</text:span><text:span text:style-name="T18">equires a compose file which we declare services in our application. Can use a docker compose file to mount a volume, specify network and ports , the image, </text:span><text:span text:style-name="T23">depencies etc.</text:span><text:span text:style-name="T24"> Declarative system.</text:span></text:p>
      <text:p text:style-name="P35"/>
      <text:p text:style-name="P24"><text:span text:style-name="T24">Y</text:span><text:span text:style-name="T25">aml is what is used to construct these compose files. </text:span><text:span text:style-name="T26">The root elemnets of a compose file is:Version,Services,Volumes,networks for our container.</text:span></text:p>
      <text:p text:style-name="P24"><text:span text:style-name="T26"/></text:p>
      <text:p text:style-name="P40"><text:span text:style-name="T26">H</text:span><text:span text:style-name="T18">owever that doesn’t mean we go without docker files, Docker compose actually uses dockerfiles when building images.</text:span></text:p>
      <text:p text:style-name="P24"><text:span text:style-name="T26"/></text:p>
      <text:p text:style-name="P24"><text:span text:style-name="T26"/></text:p>
      <text:p text:style-name="P77"><text:span text:style-name="T26">E</text:span><text:span text:style-name="T18">xamples(show my examples, by pasting my bash history, as well as links to my projects such as docker compose etc. for example wordpress app, etc etc. </text:span><text:span text:style-name="T27">Node.</text:span><text:span text:style-name="T28">js,python,</text:span><text:span text:style-name="T27"> </text:span></text:p>
      <text:p text:style-name="P78"><text:span text:style-name="T18"/></text:p>
      <text:p text:style-name="P78"><text:span text:style-name="T18"/></text:p>
      <text:p text:style-name="P41"><text:span text:style-name="T18">When building an image, everything gets added ontop of each instruction, kinda like layers. Which is a useful way of visualizing the filesystem</text:span></text:p>
      <text:p text:style-name="P41"><text:span text:style-name="T18"/></text:p>
      <text:p text:style-name="P79"><text:span text:style-name="T18">Container orchestration with docker swarm mode</text:span></text:p>
      <text:p text:style-name="P79"><text:span text:style-name="T18"/></text:p>
      <text:p text:style-name="P42"><text:span text:style-name="T18">Docker swarm is useful for situations where container applications reach a certain level of complexity and scale and thus resulting in several machines being required for the container application/s. Container orchestration products and tools allows you to manage multiple hosts in concert. </text:span><text:span text:style-name="T29">Swarm mode allows for Container orchestration. </text:span><text:span text:style-name="T30">Swarm mode allowing us to control a cluster of machines.</text:span></text:p>
      <text:p text:style-name="P42"><text:span text:style-name="T30"/></text:p>
      <text:p text:style-name="P43"><text:span text:style-name="T30">F</text:span><text:span text:style-name="T18">eatures of swarm mode:</text:span></text:p>
      <text:list text:style-name="L3">
        <text:list-item>
          <text:p text:style-name="P44"><text:span text:style-name="T18">integrated cluster management with the docker engine</text:span></text:p>
        </text:list-item>
        <text:list-item>
          <text:p text:style-name="P44"><text:span text:style-name="T18">Declarative service model when interacting with docker daemon, sequence of commands is not important</text:span></text:p>
        </text:list-item>
        <text:list-item>
          <text:p text:style-name="P44"><text:span text:style-name="T18">State monitoring thus desired state reconciliation</text:span></text:p>
        </text:list-item>
        <text:list-item>
          <text:p text:style-name="P45"><text:span text:style-name="T18">Certificates and crptographic tokens to secure clusters</text:span></text:p>
        </text:list-item>
        <text:list-item>
          <text:p text:style-name="P46"><text:span text:style-name="T18">Container orchestration features:</text:span></text:p>
          <text:list>
            <text:list-item>
              <text:p text:style-name="P46"><text:span text:style-name="T18">service scaling</text:span></text:p>
            </text:list-item>
            <text:list-item>
              <text:p text:style-name="P46"><text:span text:style-name="T18">multi-host networking</text:span></text:p>
            </text:list-item>
            <text:list-item>
              <text:p text:style-name="P46"><text:span text:style-name="T18">resource-aware scheduling</text:span></text:p>
            </text:list-item>
            <text:list-item>
              <text:p text:style-name="P46"><text:span text:style-name="T18">load balancing ,rolling updates</text:span></text:p>
            </text:list-item>
            <text:list-item>
              <text:p text:style-name="P46"><text:span text:style-name="T18">restart policies</text:span></text:p>
            </text:list-item>
          </text:list>
        </text:list-item>
      </text:list>
      <text:p text:style-name="P47"><text:span text:style-name="T18"/></text:p>
      <text:p text:style-name="P80"><text:span text:style-name="T18">Swarm mode concepts</text:span></text:p>
      <text:p text:style-name="P80"><text:span text:style-name="T18"/></text:p>
      <text:p text:style-name="P48"><text:span text:style-name="T18">A swarm is one or more docker engines running in swarm mode. Each instance of the docker engine in the swarm is called a node and it is possible to run multiple nodes on a single machine. </text:span><text:span text:style-name="T31">Every swarm requires a manager. Managers specifications from users and drive the swarm to the specified desired state </text:span><text:span text:style-name="T32">through the use of worker nodes. </text:span><text:span text:style-name="T33">Workers are responsible for running the delegated work. Workers also run agents which report back to the managers on the status of their work. </text:span><text:span text:style-name="T34">A node can either be a manager or a worker.</text:span></text:p>
      <text:p text:style-name="P49"><text:soft-page-break/><text:span text:style-name="T34">A </text:span><text:span text:style-name="T18">service is made up of user submitted specifications to managers. </text:span><text:span text:style-name="T35">The service declares its desired state ,including networks and volumes, the number of replicas, resource constraints and other details. </text:span><text:span text:style-name="T36">There are two kind of services, replicated and global. </text:span></text:p>
      <text:p text:style-name="P49"><text:span text:style-name="T37"/></text:p>
      <text:p text:style-name="P50"><text:span text:style-name="T18">In a replicated service the number of replicas for a replicated service is based on the scale desired. </text:span><text:span text:style-name="T38">Global service allows one unit of work for each node in the swarm </text:span><text:span text:style-name="T39">and can be useful for monitoring services.</text:span></text:p>
      <text:p text:style-name="P50"><text:span text:style-name="T39"/></text:p>
      <text:p text:style-name="P51"><text:span text:style-name="T39">T</text:span><text:span text:style-name="T18">he units of work delegated by managers to realize a service configuration <text:s/>is called a task. </text:span><text:span text:style-name="T40">Tasks correspond to running containers that are replicas of the service. </text:span><text:span text:style-name="T41">Managers schedule tasks across the nodes in the swarm.</text:span></text:p>
      <text:p text:style-name="P51"><text:span text:style-name="T41"/></text:p>
      <text:p text:style-name="P82"><text:span text:style-name="T41">S</text:span><text:span text:style-name="T18">warm networking</text:span></text:p>
      <text:p text:style-name="P82"><text:span text:style-name="T18"/></text:p>
      <text:p text:style-name="P52"><text:span text:style-name="T18">We require the overlay networking driver so swarm is natively supported, as the network requirements are specific when clustering, as they need to communicate with each other, the nodes etc. </text:span></text:p>
      <text:p text:style-name="P52"><text:span text:style-name="T42"/></text:p>
      <text:p text:style-name="P53"><text:span text:style-name="T42">W</text:span><text:span text:style-name="T18">hen working with swarms it’s important to have a look over the firewall and isolation rules in the overlay network, and firewalls and network isolation rules also apply to overlay networks as they do bridge networks.</text:span></text:p>
      <text:p text:style-name="P51"><text:span text:style-name="T41"/></text:p>
      <text:p text:style-name="P51"><text:span text:style-name="T41"/></text:p>
      <text:p text:style-name="P83"><text:span text:style-name="T41">N</text:span><text:span text:style-name="T18">ode influence</text:span></text:p>
      <text:p text:style-name="P83"><text:span text:style-name="T18"/></text:p>
      <text:p text:style-name="P54"><text:span text:style-name="T18">We can influence the nodes which run the services by CPU and memory reservations, Placement constraints and placement preferences.</text:span></text:p>
      <text:p text:style-name="P51"><text:span text:style-name="T41"/></text:p>
      <text:p text:style-name="P51"><text:span text:style-name="T41"/></text:p>
      <text:p text:style-name="P84"><text:span text:style-name="T41">C</text:span><text:span text:style-name="T18">onsistency</text:span></text:p>
      <text:p text:style-name="P84"><text:span text:style-name="T18"/></text:p>
      <text:p text:style-name="P55"><text:span text:style-name="T18">Docker swarm in order to create consistency uses Raft consensus. This works be electing a manager node as the leader. The elected leader has the following functions:</text:span></text:p>
      <text:p text:style-name="P55"><text:span text:style-name="T18"/></text:p>
      <text:list text:style-name="L4">
        <text:list-item>
          <text:p text:style-name="P56"><text:span text:style-name="T18">Makes decisions for changing the state of a cluster</text:span></text:p>
        </text:list-item>
        <text:list-item>
          <text:p text:style-name="P56"><text:span text:style-name="T18">accepts new service requests and service updates and scheduling tasks</text:span></text:p>
        </text:list-item>
        <text:list-item>
          <text:p text:style-name="P56"><text:span text:style-name="T18">Decisions are acted only where there is a quorum (a committee to vote)</text:span></text:p>
        </text:list-item>
      </text:list>
      <text:p text:style-name="P55"><text:span text:style-name="T18"/></text:p>
      <text:p text:style-name="P57"><text:span text:style-name="T18">The first manager is automatically the leader, and if the leader fails, it moves to the next manager node in line within the cluster </text:span><text:span text:style-name="T43">and thus next manager is elected</text:span><text:span text:style-name="T18">.</text:span></text:p>
      <text:p text:style-name="P57"><text:span text:style-name="T18"/></text:p>
      <text:p text:style-name="P58"><text:span text:style-name="T18">More managers result in an increase managerial traffic required for maintaining a consistent view of the cluster and time to achieve consensus. The rules for managers are the following:</text:span></text:p>
      <text:list text:style-name="L5">
        <text:list-item>
          <text:p text:style-name="P59"><text:span text:style-name="T18">Should have an odd number of managers</text:span></text:p>
        </text:list-item>
        <text:list-item>
          <text:p text:style-name="P59"><text:span text:style-name="T18">A single manager swarm is acceptable for development and test swarms</text:span></text:p>
        </text:list-item>
        <text:list-item>
          <text:p text:style-name="P60"><text:span text:style-name="T18">A 3 manager swarm can tolerate 1 failure. A 5 manager swarm can tolerate 2 failures</text:span></text:p>
        </text:list-item>
        <text:list-item>
          <text:p text:style-name="P61"><text:span text:style-name="T18">Docker recommends a maximum of 7 managers</text:span></text:p>
        </text:list-item>
        <text:list-item>
          <text:p text:style-name="P62"><text:span text:style-name="T18">Distribute managers across at least 3 availability zones.</text:span></text:p>
        </text:list-item>
      </text:list>
      <text:p text:style-name="P63"><text:span text:style-name="T18"/></text:p>
      <text:p text:style-name="P64"><text:span text:style-name="T18">Sometimes it’s important to decide if we let the managers do work at all? If they are overly utilized it could result in performance issues, because the managers are also used for Raft consensus. </text:span><text:span text:style-name="T44">Thus having overutilized managers can result in performance issues to the sw</text:span><text:span text:style-name="T45">arm. </text:span><text:span text:style-name="T46">We can mitigate this </text:span><text:soft-page-break/><text:span text:style-name="T46">by resource reservation thus making sure managers don’t become starved of resources. </text:span><text:span text:style-name="T47">We can also prevent any work being schedule on manager nodes by draining them.</text:span></text:p>
      <text:p text:style-name="P64"><text:span text:style-name="T47"/></text:p>
      <text:p text:style-name="P65"><text:span text:style-name="T47">S</text:span><text:span text:style-name="T18">o there are trade-offs to manager nodes, what about worker nodes? There are not really ant disadvantage to more worker nodes. </text:span><text:span text:style-name="T48">More workers give a greater capacity of productivity and running services and improving service fault tolerance. </text:span><text:span text:style-name="T49">Furthermore the more workers, doesn’t effect the performance of Manager’s raft consensus process. </text:span><text:span text:style-name="T50">Worker nodes also participate in their own consensus process exchanging overlay network information nodes participate in a weekly highly scalable gossip protocol called SWIM.</text:span></text:p>
      <text:p text:style-name="P65"><text:span text:style-name="T50"/></text:p>
      <text:p text:style-name="P66"><text:span text:style-name="T50">R</text:span><text:span text:style-name="T18">afts logs are used to share between manager nodes to help with the <text:s/>quorum. </text:span><text:span text:style-name="T51">And records all the changes a leader makes to a swarm.</text:span></text:p>
      <text:p text:style-name="P66"><text:span text:style-name="T51"/></text:p>
      <text:p text:style-name="P85"><text:span text:style-name="T51">S</text:span><text:span text:style-name="T18">WARM security</text:span></text:p>
      <text:p text:style-name="P85"><text:span text:style-name="T18"/></text:p>
      <text:p text:style-name="P86"><text:span text:style-name="T18">cluster management</text:span></text:p>
      <text:p text:style-name="P86"><text:span text:style-name="T18"/></text:p>
      <text:list text:style-name="L7">
        <text:list-item>
          <text:p text:style-name="P67"><text:span text:style-name="T18">Swarm uses PKI to secure swarm communication and state</text:span></text:p>
        </text:list-item>
        <text:list-item>
          <text:p text:style-name="P67"><text:span text:style-name="T18">Swarm nodes encrypt all control pane communication using mutual TLS</text:span></text:p>
        </text:list-item>
        <text:list-item>
          <text:p text:style-name="P67"><text:span text:style-name="T18">Docker assigns a manager that automatically creates several resources:</text:span></text:p>
          <text:list>
            <text:list-item>
              <text:p text:style-name="P67"><text:span text:style-name="T18">root certificate , key pair, worker token, manager token.</text:span></text:p>
            </text:list-item>
          </text:list>
        </text:list-item>
        <text:list-item>
          <text:p text:style-name="P68"><text:span text:style-name="T18">When a new node joins swarm , the manager issues a new certificate which the node uses for communication.</text:span></text:p>
        </text:list-item>
        <text:list-item>
          <text:p text:style-name="P68"><text:span text:style-name="T18">New managers also get a copy of root certificate, </text:span><text:span text:style-name="T52">incase they need to take leadership incase of an election.</text:span></text:p>
        </text:list-item>
        <text:list-item>
          <text:p text:style-name="P69"><text:span text:style-name="T52">W</text:span><text:span text:style-name="T18">e can swap out certificates, and the nodes in the cluster will change accordingly </text:span><text:span text:style-name="T53">their certificates</text:span><text:span text:style-name="T18">.</text:span></text:p>
        </text:list-item>
      </text:list>
      <text:p text:style-name="P70"><text:span text:style-name="T18"/></text:p>
      <text:p text:style-name="P71"><text:span text:style-name="T18">We can also enable encryption overlay networks from the outset. </text:span><text:span text:style-name="T54">The raft logs are also encrypted </text:span><text:span text:style-name="T55">at rest on the manager nodes. </text:span><text:span text:style-name="T56">Swarm secrets are stored in the raft logs, thus it’s important they are encrypted.</text:span></text:p>
      <text:p text:style-name="P71"><text:span text:style-name="T56"/></text:p>
      <text:p text:style-name="P72"><text:span text:style-name="T56">W</text:span><text:span text:style-name="T18">hen locking a swarm with a key, the key is persistent by default and stored on disk. Swarm allows us to use a key that is never persistent to disk with autolock. </text:span><text:span text:style-name="T57">When a swarm is autolocked , you must provide a key when starting the docker daemon.</text:span></text:p>
      <text:p text:style-name="P51"><text:span text:style-name="T41"/></text:p>
      <text:p text:style-name="P81"><text:span text:style-name="T41">S</text:span><text:span text:style-name="T18">warm example projec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svg:font-family="Lato, 'Helvetica Neue', Helvetica,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21:25:29.812523341</meta:creation-date>
    <dc:date>2023-05-01T13:44:18.496626418</dc:date>
    <meta:editing-duration>PT3H38M40S</meta:editing-duration>
    <meta:editing-cycles>116</meta:editing-cycles>
    <meta:generator>LibreOffice/7.4.5.1$Linux_X86_64 LibreOffice_project/40$Build-1</meta:generator>
    <meta:document-statistic meta:table-count="0" meta:image-count="0" meta:object-count="0" meta:page-count="5" meta:paragraph-count="92" meta:word-count="1947" meta:character-count="11678" meta:non-whitespace-character-count="9846"/>
  </office:meta>
</office:document-meta>
</file>